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?&gt;</text:p>
      <text:p text:style-name="Standard">&lt;catalog&gt;</text:p>
      <text:p text:style-name="Standard"><text:s text:c="3"/>&lt;book id="bk101"&gt;</text:p>
      <text:p text:style-name="Standard"><text:s text:c="6"/>&lt;author&gt;Galos, Mike&lt;/author&gt;</text:p>
      <text:p text:style-name="Standard"><text:s text:c="6"/>&lt;title&gt;Visual Studio 7: A Comprehensive Guide&lt;/title&gt;</text:p>
      <text:p text:style-name="Standard"><text:s text:c="6"/>&lt;genre&gt;Computer&lt;/genre&gt;</text:p>
      <text:p text:style-name="Standard"><text:s text:c="6"/>&lt;price&gt;49.95&lt;/price&gt;</text:p>
      <text:p text:style-name="Standard"><text:s text:c="6"/>&lt;publish_date&gt;2001-04-16&lt;/publish_date&gt;</text:p>
      <text:p text:style-name="Standard"><text:s text:c="6"/>&lt;description&gt;Microsoft Visual Studio 7 is explored in depth, looking at how Visual Basic, Visual C++, C#, and ASP+ are integrated into a comprehensive development environment.&lt;/description&gt;</text:p>
      <text:p text:style-name="Standard"><text:s text:c="3"/>&lt;/book&gt;</text:p>
      <text:p text:style-name="Standard"><text:s text:c="3"/>&lt;book id="bk102"&gt;</text:p>
      <text:p text:style-name="Standard"><text:s text:c="6"/>&lt;author&gt;Ralls, Kim&lt;/author&gt;</text:p>
      <text:p text:style-name="Standard"><text:s text:c="6"/>&lt;title&gt;Midnight Rain&lt;/title&gt;</text:p>
      <text:p text:style-name="Standard"><text:s text:c="6"/>&lt;genre&gt;Fantasy&lt;/genre&gt;</text:p>
      <text:p text:style-name="Standard"><text:s text:c="6"/>&lt;price&gt;5.95&lt;/price&gt;</text:p>
      <text:p text:style-name="Standard"><text:s text:c="6"/>&lt;publish_date&gt;2000-12-16&lt;/publish_date&gt;</text:p>
      <text:p text:style-name="Standard"><text:s text:c="6"/>&lt;description&gt;A former architect battles corporate zombies, an evil sorceress, and her own childhood to become queen of the world.&lt;/description&gt;</text:p>
      <text:p text:style-name="Standard"><text:s text:c="3"/>&lt;/book&gt;</text:p>
      <text:p text:style-name="Standard"><text:s text:c="3"/>&lt;book id="bk103"&gt;</text:p>
      <text:p text:style-name="Standard"><text:s text:c="6"/>&lt;author&gt;Corets, Eva&lt;/author&gt;</text:p>
      <text:p text:style-name="Standard"><text:s text:c="6"/>&lt;title&gt;Maeve Ascendant&lt;/title&gt;</text:p>
      <text:p text:style-name="Standard"><text:s text:c="6"/>&lt;genre&gt;Fantasy&lt;/genre&gt;</text:p>
      <text:p text:style-name="Standard"><text:s text:c="6"/>&lt;price&gt;5.95&lt;/price&gt;</text:p>
      <text:p text:style-name="Standard"><text:s text:c="6"/>&lt;publish_date&gt;2000-11-17&lt;/publish_date&gt;</text:p>
      <text:p text:style-name="Standard"><text:s text:c="6"/>&lt;description&gt;After the collapse of a nanotechnology society in England, the young survivors lay the foundation for a new society.&lt;/description&gt;</text:p>
      <text:p text:style-name="Standard"><text:s text:c="3"/>&lt;/book&gt;</text:p>
      <text:p text:style-name="Standard"><text:s text:c="3"/>&lt;book id="bk104"&gt;</text:p>
      <text:p text:style-name="Standard"><text:soft-page-break/><text:s text:c="6"/>&lt;author&gt;Corets, Eva&lt;/author&gt;</text:p>
      <text:p text:style-name="Standard"><text:s text:c="6"/>&lt;title&gt;Oberon's Legacy&lt;/title&gt;</text:p>
      <text:p text:style-name="Standard"><text:s text:c="6"/>&lt;genre&gt;Fantasy&lt;/genre&gt;</text:p>
      <text:p text:style-name="Standard"><text:s text:c="6"/>&lt;price&gt;5.95&lt;/price&gt;</text:p>
      <text:p text:style-name="Standard"><text:s text:c="6"/>&lt;publish_date&gt;2001-03-10&lt;/publish_date&gt;</text:p>
      <text:p text:style-name="Standard"><text:s text:c="6"/>&lt;description&gt;In post-apocalypse England, the mysterious agent known only as Oberon helps to create a new life for the inhabitants of London. Sequel to Maeve Ascendant.&lt;/description&gt;</text:p>
      <text:p text:style-name="Standard"><text:s text:c="3"/>&lt;/book&gt;</text:p>
      <text:p text:style-name="Standard"><text:s text:c="3"/>&lt;book id="bk105"&gt;</text:p>
      <text:p text:style-name="Standard"><text:s text:c="6"/>&lt;author&gt;Corets, Eva&lt;/author&gt;</text:p>
      <text:p text:style-name="Standard"><text:s text:c="6"/>&lt;title&gt;The Sundered Grail&lt;/title&gt;</text:p>
      <text:p text:style-name="Standard"><text:s text:c="6"/>&lt;genre&gt;Fantasy&lt;/genre&gt;</text:p>
      <text:p text:style-name="Standard"><text:s text:c="6"/>&lt;price&gt;5.95&lt;/price&gt;</text:p>
      <text:p text:style-name="Standard"><text:s text:c="6"/>&lt;publish_date&gt;2001-09-10&lt;/publish_date&gt;</text:p>
      <text:p text:style-name="Standard"><text:s text:c="6"/>&lt;description&gt;The two daughters of Maeve, half-sisters, battle one another for control of England. Sequel to Oberon's Legacy.&lt;/description&gt;</text:p>
      <text:p text:style-name="Standard"><text:s text:c="3"/>&lt;/book&gt;</text:p>
      <text:p text:style-name="Standard"><text:s text:c="3"/>&lt;book id="bk106"&gt;</text:p>
      <text:p text:style-name="Standard"><text:s text:c="6"/>&lt;author&gt;Randall, Cynthia&lt;/author&gt;</text:p>
      <text:p text:style-name="Standard"><text:s text:c="6"/>&lt;title&gt;Lover Birds&lt;/title&gt;</text:p>
      <text:p text:style-name="Standard"><text:s text:c="6"/>&lt;genre&gt;Romance&lt;/genre&gt;</text:p>
      <text:p text:style-name="Standard"><text:s text:c="6"/>&lt;price&gt;4.95&lt;/price&gt;</text:p>
      <text:p text:style-name="Standard"><text:s text:c="6"/>&lt;publish_date&gt;2000-09-02&lt;/publish_date&gt;</text:p>
      <text:p text:style-name="Standard"><text:s text:c="6"/>&lt;description&gt;When Carla meets Paul at an ornithology conference, tempers fly as feathers get ruffled.&lt;/description&gt;</text:p>
      <text:p text:style-name="Standard"><text:s text:c="3"/>&lt;/book&gt;</text:p>
      <text:p text:style-name="Standard"><text:s text:c="3"/>&lt;book id="bk107"&gt;</text:p>
      <text:p text:style-name="Standard"><text:s text:c="6"/>&lt;author&gt;Thurman, Paula&lt;/author&gt;</text:p>
      <text:p text:style-name="Standard"><text:s text:c="6"/>&lt;title&gt;Splish Splash&lt;/title&gt;</text:p>
      <text:p text:style-name="Standard"><text:s text:c="6"/>&lt;genre&gt;Romance&lt;/genre&gt;</text:p>
      <text:p text:style-name="Standard"><text:soft-page-break/><text:s text:c="6"/>&lt;price&gt;4.95&lt;/price&gt;</text:p>
      <text:p text:style-name="Standard"><text:s text:c="6"/>&lt;publish_date&gt;2000-11-02&lt;/publish_date&gt;</text:p>
      <text:p text:style-name="Standard"><text:s text:c="6"/>&lt;description&gt;A deep sea diver finds true love twenty thousand leagues beneath the sea.&lt;/description&gt;</text:p>
      <text:p text:style-name="Standard"><text:s text:c="3"/>&lt;/book&gt;</text:p>
      <text:p text:style-name="Standard"><text:s text:c="3"/>&lt;book id="bk108"&gt;</text:p>
      <text:p text:style-name="Standard"><text:s text:c="6"/>&lt;author&gt;Knorr, Stefan&lt;/author&gt;</text:p>
      <text:p text:style-name="Standard"><text:s text:c="6"/>&lt;title&gt;Creepy Crawlies&lt;/title&gt;</text:p>
      <text:p text:style-name="Standard"><text:s text:c="6"/>&lt;genre&gt;Horror&lt;/genre&gt;</text:p>
      <text:p text:style-name="Standard"><text:s text:c="6"/>&lt;price&gt;4.95&lt;/price&gt;</text:p>
      <text:p text:style-name="Standard"><text:s text:c="6"/>&lt;publish_date&gt;2000-12-06&lt;/publish_date&gt;</text:p>
      <text:p text:style-name="Standard"><text:s text:c="6"/>&lt;description&gt;An anthology of horror stories about roaches, centipedes, scorpions <text:s/>and other insects.&lt;/description&gt;</text:p>
      <text:p text:style-name="Standard"><text:s text:c="3"/>&lt;/book&gt;</text:p>
      <text:p text:style-name="Standard"><text:s text:c="3"/>&lt;book id="bk109"&gt;</text:p>
      <text:p text:style-name="Standard"><text:s text:c="6"/>&lt;author&gt;Kress, Peter&lt;/author&gt;</text:p>
      <text:p text:style-name="Standard"><text:s text:c="6"/>&lt;title&gt;Paradox Lost&lt;/title&gt;</text:p>
      <text:p text:style-name="Standard"><text:s text:c="6"/>&lt;genre&gt;Science Fiction&lt;/genre&gt;</text:p>
      <text:p text:style-name="Standard"><text:s text:c="6"/>&lt;price&gt;6.95&lt;/price&gt;</text:p>
      <text:p text:style-name="Standard"><text:s text:c="6"/>&lt;publish_date&gt;2000-11-02&lt;/publish_date&gt;</text:p>
      <text:p text:style-name="Standard"><text:s text:c="6"/>&lt;description&gt;After an inadvertant trip through a Heisenberg Uncertainty Device, James Salway discovers the problems of being quantum.&lt;/description&gt;</text:p>
      <text:p text:style-name="Standard"><text:s text:c="3"/>&lt;/book&gt;</text:p>
      <text:p text:style-name="Standard"><text:s text:c="3"/>&lt;book id="bk110"&gt;</text:p>
      <text:p text:style-name="Standard"><text:s text:c="6"/>&lt;author&gt;O'Brien, Tim&lt;/author&gt;</text:p>
      <text:p text:style-name="Standard"><text:s text:c="6"/>&lt;title&gt;Microsoft .NET: The Programming Bible&lt;/title&gt;</text:p>
      <text:p text:style-name="Standard"><text:s text:c="6"/>&lt;genre&gt;Computer&lt;/genre&gt;</text:p>
      <text:p text:style-name="Standard"><text:s text:c="6"/>&lt;price&gt;36.95&lt;/price&gt;</text:p>
      <text:p text:style-name="Standard"><text:s text:c="6"/>&lt;publish_date&gt;2000-12-09&lt;/publish_date&gt;</text:p>
      <text:p text:style-name="Standard"><text:soft-page-break/><text:s text:c="6"/>&lt;description&gt;Microsoft's .NET initiative is explored in detail in this deep programmer's reference.&lt;/description&gt;</text:p>
      <text:p text:style-name="Standard"><text:s text:c="3"/>&lt;/book&gt;</text:p>
      <text:p text:style-name="Standard"><text:s text:c="3"/>&lt;book id="bk111"&gt;</text:p>
      <text:p text:style-name="Standard"><text:s text:c="6"/>&lt;author&gt;O'Brien, Tim&lt;/author&gt;</text:p>
      <text:p text:style-name="Standard"><text:s text:c="6"/>&lt;title&gt;MSXML3: A Comprehensive Guide&lt;/title&gt;</text:p>
      <text:p text:style-name="Standard"><text:s text:c="6"/>&lt;genre&gt;Computer&lt;/genre&gt;</text:p>
      <text:p text:style-name="Standard"><text:s text:c="6"/>&lt;price&gt;36.95&lt;/price&gt;</text:p>
      <text:p text:style-name="Standard"><text:s text:c="6"/>&lt;publish_date&gt;2000-12-01&lt;/publish_date&gt;</text:p>
      <text:p text:style-name="Standard"><text:s text:c="6"/>&lt;description&gt;The Microsoft MSXML3 parser is covered in detail, with attention to XML DOM interfaces, XSLT processing, SAX and more.&lt;/description&gt;</text:p>
      <text:p text:style-name="Standard"><text:s text:c="3"/>&lt;/book&gt;</text:p>
      <text:p text:style-name="Standard">&lt;/catalog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ish Aruldasan</meta:initial-creator>
    <dc:creator>Anish Aruldasan</dc:creator>
    <meta:editing-cycles>1</meta:editing-cycles>
    <meta:creation-date>2019-06-10T07:31:00</meta:creation-date>
    <dc:date>2019-06-10T07:32:00</dc:date>
    <meta:editing-duration>PT1S</meta:editing-duration>
    <meta:generator>OpenOffice/4.1.5$Win32 OpenOffice.org_project/415m1$Build-9789</meta:generator>
    <meta:document-statistic meta:table-count="0" meta:image-count="0" meta:object-count="0" meta:page-count="4" meta:paragraph-count="91" meta:word-count="317" meta:character-count="38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